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276cm" draw:marker-end-width="0.276cm" draw:fill="solid" draw:fill-color="#ffffcc" draw:textarea-horizontal-align="justify" draw:textarea-vertical-align="middle" draw:auto-grow-height="false" fo:min-height="0cm" fo:min-width="0cm" fo:padding-top="0.025cm" fo:padding-bottom="0.025cm" fo:padding-left="0.025cm" fo:padding-right="0.025cm"/>
    </style:style>
    <style:style style:name="gr2" style:family="graphic" style:parent-style-name="standard">
      <style:graphic-properties draw:stroke="dash" draw:stroke-dash="Fine_20_Dashed" svg:stroke-width="0.051cm" draw:marker-start-width="0.276cm" draw:marker-end-width="0.276cm" draw:fill="none" draw:fill-color="#ffffcc"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cc" draw:textarea-horizontal-align="center" draw:textarea-vertical-align="middle"/>
    </style:style>
    <style:style style:name="gr4" style:family="graphic" style:parent-style-name="standard">
      <style:graphic-properties draw:stroke="none" draw:fill="none" draw:fill-color="#ffffcc" fo:min-height="0.789cm"/>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20pt" fo:language="en" fo:country="US" style:font-size-asian="24pt" style:font-size-complex="24pt"/>
    </style:style>
    <style:style style:name="P3" style:family="paragraph">
      <style:paragraph-properties fo:text-align="center"/>
      <style:text-properties fo:language="en" fo:country="US" style:font-size-asian="24pt" style:font-size-complex="24pt"/>
    </style:style>
    <style:style style:name="P4" style:family="paragraph">
      <style:text-properties fo:language="en" fo:country="US" style:font-size-asian="24pt" style:font-size-complex="24pt"/>
    </style:style>
    <style:style style:name="P5" style:family="paragraph">
      <style:paragraph-properties fo:text-align="center"/>
    </style:style>
    <style:style style:name="T1" style:family="text">
      <style:text-properties fo:font-family="Arial" style:font-family-generic="swiss" style:font-pitch="variable" fo:font-size="20pt" fo:language="en" fo:country="US"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custom-shape draw:style-name="gr1" draw:text-style-name="P2" draw:layer="layout" svg:width="5.106cm" svg:height="2.937cm" svg:x="1.353cm" svg:y="5.759cm">
          <text:p text:style-name="P1"><text:span text:style-name="T1">Airline</text:span></text:p>
          <text:p text:style-name="P1"><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layer="layout" svg:width="5.106cm" svg:height="2.937cm" svg:x="7.053cm" svg:y="5.76cm">
          <text:p text:style-name="P1"><text:span text:style-name="T1">Hotel</text:span></text:p>
          <text:p text:style-name="P1"><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1" draw:id="id1" draw:layer="layout" svg:width="5.106cm" svg:height="2.937cm" svg:x="15.753cm" svg:y="5.759cm">
          <text:p text:style-name="P1"><text:span text:style-name="T1">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3" draw:id="id3" draw:layer="layout" svg:width="5.106cm" svg:height="2.937cm" svg:x="21.453cm" svg:y="5.76cm">
          <text:p text:style-name="P1"><text:span text:style-name="T1">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11.322cm" svg:height="4.9cm" svg:x="1.054cm" svg:y="4.3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4" draw:layer="layout" svg:x1="0.287cm" svg:y1="1.398cm" svg:x2="12.537cm" svg:y2="1.398cm">
          <text:p/>
        </draw:line>
        <draw:line draw:style-name="gr3" draw:text-style-name="P4" draw:layer="layout" svg:x1="14.987cm" svg:y1="1.398cm" svg:x2="27.237cm" svg:y2="1.398cm">
          <text:p/>
        </draw:line>
        <draw:frame draw:style-name="gr4" draw:text-style-name="P2" draw:layer="layout" svg:width="7.756cm" svg:height="0.789cm" svg:x="2.724cm" svg:y="0.13cm">
          <draw:text-box>
            <text:p text:style-name="P1"><text:span text:style-name="T1">Nested transaction</text:span></text:p>
          </draw:text-box>
        </draw:frame>
        <draw:frame draw:style-name="gr4" draw:text-style-name="P2" draw:layer="layout" svg:width="7.756cm" svg:height="0.789cm" svg:x="17.324cm" svg:y="0.231cm">
          <draw:text-box>
            <text:p text:style-name="P1"><text:span text:style-name="T1">Distributed transaction</text:span></text:p>
          </draw:text-box>
        </draw:frame>
        <draw:line draw:style-name="gr3" draw:text-style-name="P4" draw:layer="layout" svg:x1="0.687cm" svg:y1="3.298cm" svg:x2="6.67cm" svg:y2="3.306cm">
          <text:p/>
        </draw:line>
        <draw:line draw:style-name="gr3" draw:text-style-name="P4" draw:layer="layout" svg:x1="6.988cm" svg:y1="3.298cm" svg:x2="12.971cm" svg:y2="3.306cm">
          <text:p/>
        </draw:line>
        <draw:frame draw:style-name="gr4" draw:text-style-name="P2" draw:layer="layout" svg:width="7.756cm" svg:height="0.789cm" svg:x="-0.176cm" svg:y="2.531cm">
          <draw:text-box>
            <text:p text:style-name="P1"><text:span text:style-name="T1">Sub-transaction</text:span></text:p>
          </draw:text-box>
        </draw:frame>
        <draw:frame draw:style-name="gr4" draw:text-style-name="P2" draw:layer="layout" svg:width="7.756cm" svg:height="0.789cm" svg:x="6.024cm" svg:y="2.532cm">
          <draw:text-box>
            <text:p text:style-name="P1"><text:span text:style-name="T1">Sub-transaction</text:span></text:p>
          </draw:text-box>
        </draw:frame>
        <draw:frame draw:style-name="gr4" draw:text-style-name="P2" draw:layer="layout" svg:width="7.756cm" svg:height="2.44cm" svg:x="2.724cm" svg:y="9.831cm">
          <draw:text-box>
            <text:p text:style-name="P1"><text:span text:style-name="T1">Two <text:s/>independent databases, hosted</text:span><text:span text:style-name="T1"><text:line-break/></text:span><text:span text:style-name="T1">on the same machine</text:span></text:p>
          </draw:text-box>
        </draw:frame>
        <draw:frame draw:style-name="gr4" draw:text-style-name="P2" draw:layer="layout" svg:width="8.598cm" svg:height="1.614cm" svg:x="16.924cm" svg:y="9.831cm">
          <draw:text-box>
            <text:p text:style-name="P1"><text:span text:style-name="T1">Two physically separated parts of the same database</text:span></text:p>
          </draw:text-box>
        </draw:frame>
        <draw:custom-shape draw:style-name="gr5" draw:text-style-name="P5" xml:id="id2" draw:id="id2" draw:layer="layout" svg:width="3.43cm" svg:height="1.448cm" svg:x="19.191cm" svg:y="2.399cm">
          <text:p text:style-name="P5">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layer="layout" draw:type="line" svg:x1="18.306cm" svg:y1="5.759cm" svg:x2="20.906cm" svg:y2="3.847cm" draw:start-shape="id1" draw:start-glue-point="5" draw:end-shape="id2" draw:end-glue-point="2" svg:d="m18306 5759 2600-1912">
          <text:p/>
        </draw:connector>
        <draw:connector draw:style-name="gr6" draw:layer="layout" draw:type="line" svg:x1="24.006cm" svg:y1="5.76cm" svg:x2="20.906cm" svg:y2="3.847cm" draw:start-shape="id3" draw:start-glue-point="5" draw:end-shape="id2" draw:end-glue-point="2" svg:d="m24006 5760-3100-191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cm" fo:page-height="1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1-27T11:23:36</meta:creation-date>
    <meta:editing-duration>PT1M54S</meta:editing-duration>
    <meta:editing-cycles>2</meta:editing-cycles>
    <meta:generator>OpenOffice.org/3.3$Unix OpenOffice.org_project/330m20$Build-9567</meta:generator>
    <meta:initial-creator>Alberto Montresor</meta:initial-creator>
    <dc:date>2011-11-27T11:25:29</dc:date>
    <dc:creator>Alberto Montresor</dc:creator>
    <meta:document-statistic meta:object-count="18"/>
  </office:meta>
</office:document-meta>
</file>